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1_28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11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Type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Cyrus Adler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October 24, 1892</text:p>
      <text:p text:style-name="P6">Month<text:tab/><text:tab/><text:tab/><text:tab/><text:tab/><text:tab/>October</text:p>
      <text:p text:style-name="P6">Year<text:tab/><text:tab/><text:tab/><text:tab/><text:tab/><text:tab/>1892</text:p>
      <text:p text:style-name="P6">Hebrew Date<text:tab/><text:tab/><text:tab/><text:tab/><text:tab/></text:p>
      <text:p text:style-name="P6">Undated</text:p>
      <text:p text:style-name="P6">City<text:tab/><text:tab/><text:tab/><text:tab/><text:tab/><text:tab/>Washington, D. C.</text:p>
      <text:p text:style-name="P6">State<text:tab/><text:tab/><text:tab/><text:tab/><text:tab/><text:tab/>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Y</text:p>
      <text:p text:style-name="P6">Stamp<text:tab/><text:tab/><text:tab/><text:tab/><text:tab/><text:tab/></text:p>
      <text:p text:style-name="P6">Postma<text:tab/>rk<text:tab/><text:tab/><text:tab/><text:tab/><text:tab/>Y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Envelope]</text:p>
      <text:p text:style-name="P3">UNITED STATES NATIONAL MUSEUM<text:tab/><text:tab/><text:tab/><text:tab/><text:tab/>SMITHSONIAN INST[...]/</text:p>
      <text:p text:style-name="P4">WASHINGTON, D.[...]/</text:p>
      <text:p text:style-name="P4">OFFICIAL BUSINESS/</text:p>
      <text:p text:style-name="P4">A penalty of $300 is [...]/</text:p>
      <text:p text:style-name="P4">for using this envelope to [...]/</text:p>
      <text:p text:style-name="P4">Official Business./</text:p>
      <text:p text:style-name="P2">Rev. Dr. S. Morais/</text:p>
      <text:p text:style-name="P2">546 N. 5th St/</text:p>
      <text:p text:style-name="P2">Philadelphia/</text:p>
      <text:p text:style-name="P2"/>
      <text:p text:style-name="P3">[Page 1]</text:p>
      <text:p text:style-name="P2">AMERICAN JEWISH/</text:p>
      <text:p text:style-name="P2">HISTORICAL SOCIETY./</text:p>
      <text:p text:style-name="P4"><text:soft-page-break/>U. S. National Museum,/</text:p>
      <text:p text:style-name="P4">Washington, D. C., Oct. 24, 1892/</text:p>
      <text:p text:style-name="P3">Rev. Dr. S Morais,/</text:p>
      <text:p text:style-name="P3"><text:tab/>#546 N. 5" St.,/</text:p>
      <text:p text:style-name="P3"><text:tab/><text:tab/>Philadelphia, Pa./</text:p>
      <text:p text:style-name="P3">Dear Dr. Morais:-/</text:p>
      <text:p text:style-name="P3"><text:tab/>I trust that you will be able to give a/ paper of some sort at the meeting of the Jewish/ Historical Society in Philadelphia in December. <text:s/>If/ you are troubled for a subject I would suggest the/ following: <text:span text:style-name="T2">The Mikveh Israel Congregation of Phil-</text:span><text:span text:style-name="T3">/ </text:span><text:span text:style-name="T2">adelphia Prior to 1800</text:span><text:span text:style-name="T3">. <text:s/>I am sure that an examina-/tion of the records of the synagogue and of the/ inscriptions in the graveyards would reveal inter-/esting matter for the historian. <text:s/>At all events, I/ trust you will give us something./</text:span></text:p>
      <text:p text:style-name="P3"><text:span text:style-name="T3"><text:tab/>Sincerely yours,/</text:span></text:p>
      <text:p text:style-name="P3"><text:span text:style-name="T3"><text:tab/><text:tab/>Cyrus Adler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6T15:23:10.43</meta:creation-date>
    <meta:document-statistic meta:table-count="0" meta:image-count="0" meta:object-count="0" meta:page-count="3" meta:paragraph-count="82" meta:word-count="318" meta:character-count="2192"/>
    <dc:date>2011-12-06T15:28:54.43</dc:date>
    <dc:creator>Penn Libraries</dc:creator>
    <meta:editing-duration>PT00H05M44S</meta:editing-duration>
    <meta:editing-cycles>1</meta:editing-cycles>
    <meta:generator>OpenOffice.org/3.2$Win32 OpenOffice.org_project/320m12$Build-9483</meta:generator>
  </office:meta>
</office:document-meta>
</file>